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/>
      <style:text-properties style:font-name="Times New Roman" style:font-name-complex="Times New Roman1"/>
    </style:style>
    <style:style style:name="P2" style:family="paragraph" style:parent-style-name="Standard">
      <style:text-properties fo:color="#595959"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" style:family="paragraph" style:parent-style-name="Standard">
      <style:text-properties fo:color="#595959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4" style:family="paragraph" style:parent-style-name="Standard">
      <style:paragraph-properties>
        <style:tab-stops>
          <style:tab-stop style:position="2.278in"/>
        </style:tab-stops>
      </style:paragraph-properties>
      <style:text-properties fo:color="#595959" style:font-name="Times New Roman" fo:font-size="12pt" style:text-underline-style="solid" style:text-underline-width="auto" style:text-underline-color="font-color" style:font-size-asian="12pt" style:font-name-complex="Times New Roman1" style:font-size-complex="12pt" style:font-weight-complex="bold"/>
    </style:style>
    <style:style style:name="P5" style:family="paragraph" style:parent-style-name="Standard">
      <style:text-properties fo:color="#595959" style:font-name="Times New Roman" fo:font-size="12pt" style:font-size-asian="12pt" style:font-name-complex="Times New Roman1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2.278in"/>
        </style:tab-stops>
      </style:paragraph-properties>
      <style:text-properties fo:color="#595959" style:font-name="Times New Roman" fo:font-size="12pt" style:font-size-asian="12pt" style:font-name-complex="Times New Roman1" style:font-size-complex="12pt" style:font-weight-complex="bold"/>
    </style:style>
    <style:style style:name="P7" style:family="paragraph" style:parent-style-name="Standard">
      <style:paragraph-properties fo:line-height="100%"/>
      <style:text-properties fo:color="#595959"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6.5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style:text-underline-style="solid" style:text-underline-width="auto" style:text-underline-color="font-color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0.5in"/>
        </style:tab-stops>
      </style:paragraph-properties>
      <style:text-properties style:font-name="Times New Roman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weight-asian="bold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595959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 fo:break-before="page"/>
      <style:text-properties fo:color="#595959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style:font-name-complex="Times New Roman1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Times New Roman" style:font-name-complex="Times New Roman1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>
        <style:tab-stops>
          <style:tab-stop style:position="6.5in" style:type="right"/>
        </style:tab-stops>
      </style:paragraph-properties>
      <style:text-properties style:font-name="Times New Roman" fo:font-weight="bold" style:font-weight-asian="bold" style:font-name-complex="Times New Roman1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>
        <style:tab-stops>
          <style:tab-stop style:position="6.8752in" style:type="right"/>
          <style:tab-stop style:position="7.2689in"/>
        </style:tab-stops>
      </style:paragraph-properties>
    </style:style>
    <style:style style:name="P21" style:family="paragraph" style:parent-style-name="Standard">
      <style:paragraph-properties fo:margin-left="0in" fo:margin-right="0in" fo:text-align="center" style:justify-single-word="false" fo:text-indent="0.5in" style:auto-text-indent="false">
        <style:tab-stops>
          <style:tab-stop style:position="2.278in"/>
        </style:tab-stops>
      </style:paragraph-properties>
      <style:text-properties fo:color="#595959" style:font-name="Times New Roman" fo:font-size="12pt" style:font-size-asian="12pt" style:font-name-complex="Times New Roman1" style:font-size-complex="12pt" style:font-weight-complex="bold"/>
    </style:style>
    <style:style style:name="P22" style:family="paragraph" style:parent-style-name="Standard">
      <style:paragraph-properties fo:margin-left="0.6252in" fo:margin-right="0in" fo:margin-top="0in" fo:margin-bottom="0in" loext:contextual-spacing="false" fo:line-height="100%" fo:text-indent="-0.3126in" style:auto-text-indent="false"/>
      <style:text-properties style:font-name="Times New Roman" fo:font-weight="bold" style:font-weight-asian="bold" style:font-name-complex="Times New Roman1"/>
    </style:style>
    <style:style style:name="P23" style:family="paragraph" style:parent-style-name="Standard">
      <style:paragraph-properties fo:margin-left="0.6252in" fo:margin-right="0in" fo:margin-top="0in" fo:margin-bottom="0in" loext:contextual-spacing="false" fo:line-height="100%" fo:text-indent="0in" style:auto-text-indent="false"/>
      <style:text-properties style:font-name="Times New Roman" style:font-name-complex="Times New Roman1"/>
    </style:style>
    <style:style style:name="P24" style:family="paragraph" style:parent-style-name="List_20_Paragraph" style:list-style-name="WWNum8">
      <style:paragraph-properties fo:margin-top="0in" fo:margin-bottom="0in" loext:contextual-spacing="true" fo:line-height="100%"/>
      <style:text-properties style:font-name="Times New Roman" style:font-name-complex="Times New Roman1" style:font-weight-complex="bold"/>
    </style:style>
    <style:style style:name="P25" style:family="paragraph" style:parent-style-name="List_20_Paragraph" style:list-style-name="WWNum7">
      <style:paragraph-properties fo:margin-top="0in" fo:margin-bottom="0in" loext:contextual-spacing="true" fo:line-height="100%"/>
      <style:text-properties style:font-name="Times New Roman" style:font-name-complex="Times New Roman1" style:font-weight-complex="bold"/>
    </style:style>
    <style:style style:name="P26" style:family="paragraph" style:parent-style-name="List_20_Paragraph" style:list-style-name="WWNum8">
      <style:paragraph-properties fo:margin-top="0in" fo:margin-bottom="0in" loext:contextual-spacing="true" fo:line-height="100%"/>
      <style:text-properties style:font-name="Times New Roman" officeooo:rsid="00197637" officeooo:paragraph-rsid="00197637" style:font-name-complex="Times New Roman1" style:font-weight-complex="bold"/>
    </style:style>
    <style:style style:name="P27" style:family="paragraph" style:parent-style-name="List_20_Paragraph" style:list-style-name="WWNum10">
      <style:paragraph-properties fo:margin-top="0in" fo:margin-bottom="0in" loext:contextual-spacing="true" fo:line-height="100%"/>
      <style:text-properties style:font-name="Times New Roman" style:font-name-complex="Times New Roman1"/>
    </style:style>
    <style:style style:name="P28" style:family="paragraph" style:parent-style-name="List_20_Paragraph" style:list-style-name="WWNum9">
      <style:paragraph-properties fo:margin-top="0in" fo:margin-bottom="0in" loext:contextual-spacing="true" fo:line-height="100%">
        <style:tab-stops>
          <style:tab-stop style:position="0.6252in"/>
        </style:tab-stops>
      </style:paragraph-properties>
      <style:text-properties style:font-name="Times New Roman" style:font-name-complex="Times New Roman1"/>
    </style:style>
    <style:style style:name="P2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6.5in" style:type="right"/>
        </style:tab-stops>
      </style:paragraph-properties>
      <style:text-properties style:font-name="Times New Roman" style:font-name-complex="Times New Roman1"/>
    </style:style>
    <style:style style:name="P31" style:family="paragraph" style:parent-style-name="Standard">
      <style:paragraph-properties fo:margin-top="0in" fo:margin-bottom="0in" loext:contextual-spacing="false" fo:line-height="100%">
        <style:tab-stops>
          <style:tab-stop style:position="0.6252in"/>
          <style:tab-stop style:position="6.8752in" style:type="right"/>
        </style:tab-stops>
      </style:paragraph-properties>
      <style:text-properties style:font-name="Times New Roman" style:font-name-complex="Times New Roman1"/>
    </style:style>
    <style:style style:name="P32" style:family="paragraph" style:parent-style-name="Standard">
      <style:paragraph-properties fo:margin-top="0in" fo:margin-bottom="0in" loext:contextual-spacing="false"/>
      <style:text-properties style:font-name="Times New Roman" fo:font-weight="bold" style:font-weight-asian="bold" style:font-name-complex="Times New Roman1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weight-asian="bold" style:font-name-complex="Times New Roman1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color="#595959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color="#595959"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/>
    </style:style>
    <style:style style:name="P37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Times New Roman" style:font-name-complex="Times New Roman1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Times New Roman" style:font-name-complex="Times New Roman1"/>
    </style:style>
    <style:style style:name="P3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7.1252in" style:type="right"/>
        </style:tab-stops>
      </style:paragraph-properties>
      <style:text-properties style:font-name="Times New Roman" style:font-name-complex="Times New Roman1"/>
    </style:style>
    <style:style style:name="P40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Times New Roman" style:font-name-complex="Times New Roman1"/>
    </style:style>
    <style:style style:name="P4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6.9374in" style:type="right"/>
        </style:tab-stops>
      </style:paragraph-properties>
      <style:text-properties style:font-name="Times New Roman" style:font-name-complex="Times New Roman1"/>
    </style:style>
    <style:style style:name="P4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0.5in"/>
          <style:tab-stop style:position="6.8752in" style:type="right"/>
        </style:tab-stops>
      </style:paragraph-properties>
      <style:text-properties style:font-name="Times New Roman" style:font-name-complex="Times New Roman1"/>
    </style:style>
    <style:style style:name="P43" style:family="paragraph" style:parent-style-name="Standard">
      <style:paragraph-properties fo:margin-left="0.1252in" fo:margin-right="0in" fo:margin-top="0in" fo:margin-bottom="0in" loext:contextual-spacing="false" fo:text-indent="0.3752in" style:auto-text-indent="false"/>
      <style:text-properties style:font-name="Times New Roman" style:font-name-complex="Times New Roman1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style:font-name-complex="Times New Roman1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>
        <style:tab-stops>
          <style:tab-stop style:position="0.5in"/>
          <style:tab-stop style:position="6.8752in" style:type="right"/>
        </style:tab-stops>
      </style:paragraph-properties>
      <style:text-properties style:font-name="Times New Roman" style:font-name-complex="Times New Roman1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>
        <style:tab-stops>
          <style:tab-stop style:position="6.8752in" style:type="right"/>
        </style:tab-stops>
      </style:paragraph-properties>
      <style:text-properties style:font-name="Times New Roman" style:font-name-complex="Times New Roman1"/>
    </style:style>
    <style:style style:name="P47" style:family="paragraph" style:parent-style-name="Standard">
      <style:paragraph-properties fo:margin-left="0.6252in" fo:margin-right="0in" fo:margin-top="0in" fo:margin-bottom="0in" loext:contextual-spacing="false" fo:line-height="100%" fo:text-indent="0in" style:auto-text-indent="false"/>
      <style:text-properties style:font-name="Times New Roman" style:font-name-complex="Times New Roman1"/>
    </style:style>
    <style:style style:name="P48" style:family="paragraph" style:parent-style-name="Standard">
      <style:paragraph-properties fo:margin-left="0.6252in" fo:margin-right="0in" fo:margin-top="0in" fo:margin-bottom="0in" loext:contextual-spacing="false" fo:line-height="100%" fo:text-indent="0in" style:auto-text-indent="false">
        <style:tab-stops>
          <style:tab-stop style:position="0.6252in"/>
        </style:tab-stops>
      </style:paragraph-properties>
      <style:text-properties style:font-name="Times New Roman" style:font-name-complex="Times New Roman1"/>
    </style:style>
    <style:style style:name="P49" style:family="paragraph" style:parent-style-name="Standard">
      <style:paragraph-properties fo:margin-left="0.6252in" fo:margin-right="0in" fo:margin-top="0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Times New Roman" style:font-name-complex="Times New Roman1"/>
    </style:style>
    <style:style style:name="P50" style:family="paragraph" style:parent-style-name="Standard">
      <style:paragraph-properties fo:margin-left="0.6252in" fo:margin-right="0in" fo:margin-top="0in" fo:margin-bottom="0in" loext:contextual-spacing="false" fo:line-height="100%" fo:text-indent="-0.1252in" style:auto-text-indent="false">
        <style:tab-stops>
          <style:tab-stop style:position="0.6252in"/>
          <style:tab-stop style:position="6.8752in" style:type="right"/>
        </style:tab-stops>
      </style:paragraph-properties>
      <style:text-properties style:font-name="Times New Roman" style:font-name-complex="Times New Roman1"/>
    </style:style>
    <style:style style:name="P51" style:family="paragraph" style:parent-style-name="Standard">
      <style:paragraph-properties fo:margin-left="0.6874in" fo:margin-right="0in" fo:margin-top="0in" fo:margin-bottom="0in" loext:contextual-spacing="false" fo:line-height="100%" fo:text-indent="-0.1874in" style:auto-text-indent="false">
        <style:tab-stops>
          <style:tab-stop style:position="6.8752in" style:type="right"/>
        </style:tab-stops>
      </style:paragraph-properties>
      <style:text-properties style:font-name="Times New Roman" style:font-name-complex="Times New Roman1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indent="0.5626in" style:auto-text-indent="false">
        <style:tab-stops>
          <style:tab-stop style:position="6.8752in" style:type="right"/>
        </style:tab-stops>
      </style:paragraph-properties>
      <style:text-properties style:font-name="Times New Roman" style:font-name-complex="Times New Roman1"/>
    </style:style>
    <style:style style:name="P53" style:family="paragraph" style:parent-style-name="Standard">
      <style:paragraph-properties fo:margin-left="0.6874in" fo:margin-right="0in" fo:margin-top="0in" fo:margin-bottom="0in" loext:contextual-spacing="false" fo:line-height="100%" fo:text-indent="0in" style:auto-text-indent="false"/>
      <style:text-properties style:font-name="Times New Roman" style:font-name-complex="Times New Roman1"/>
    </style:style>
    <style:style style:name="P54" style:family="paragraph" style:parent-style-name="Standard">
      <style:text-properties fo:color="#595959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55" style:family="paragraph" style:parent-style-name="Standard">
      <style:paragraph-properties>
        <style:tab-stops>
          <style:tab-stop style:position="2.278in"/>
        </style:tab-stops>
      </style:paragraph-properties>
      <style:text-properties fo:color="#595959" style:font-name="Times New Roman" fo:font-size="12pt" style:text-underline-style="solid" style:text-underline-width="auto" style:text-underline-color="font-color" style:font-size-asian="12pt" style:font-name-complex="Times New Roman1" style:font-size-complex="12pt" style:font-weight-complex="bold"/>
    </style:style>
    <style:style style:name="P56" style:family="paragraph" style:parent-style-name="Standard">
      <style:text-properties fo:color="#595959" style:font-name="Times New Roman" fo:font-size="12pt" style:font-size-asian="12pt" style:font-name-complex="Times New Roman1" style:font-size-complex="12pt"/>
    </style:style>
    <style:style style:name="P57" style:family="paragraph" style:parent-style-name="Standard">
      <style:text-properties fo:color="#595959" style:font-name="Times New Roman" fo:font-size="12pt" style:font-size-asian="12pt" style:font-name-complex="Times New Roman1" style:font-size-complex="12pt" style:font-weight-complex="bold"/>
    </style:style>
    <style:style style:name="P58" style:family="paragraph" style:parent-style-name="Standard">
      <style:paragraph-properties>
        <style:tab-stops>
          <style:tab-stop style:position="2.278in"/>
        </style:tab-stops>
      </style:paragraph-properties>
      <style:text-properties fo:color="#595959" style:font-name="Times New Roman" fo:font-size="12pt" style:font-size-asian="12pt" style:font-name-complex="Times New Roman1" style:font-size-complex="12pt" style:font-weight-complex="bold"/>
    </style:style>
    <style:style style:name="P59" style:family="paragraph" style:parent-style-name="Standard">
      <style:paragraph-properties fo:line-height="100%"/>
      <style:text-properties fo:color="#595959" style:font-name="Times New Roman" fo:font-size="12pt" style:font-size-asian="12pt" style:font-name-complex="Times New Roman1" style:font-size-complex="12pt"/>
    </style:style>
    <style:style style:name="P60" style:family="paragraph" style:parent-style-name="Standard">
      <style:paragraph-properties fo:break-before="page">
        <style:tab-stops>
          <style:tab-stop style:position="2.278in"/>
        </style:tab-stops>
      </style:paragraph-properties>
      <style:text-properties fo:color="#595959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officeooo:rsid="001a55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Zechariah Miller</text:p>
      <text:p text:style-name="P30">620 Dave Brubeck Wy. #7 <text:tab/>209.639.3945</text:p>
      <text:p text:style-name="P9"><text:span text:style-name="T1">Stockton, CA 96204 <text:tab/></text:span><text:span text:style-name="T3">Thekidzech@gmail.com</text:span></text:p>
      <text:p text:style-name="P10"/>
      <text:p text:style-name="P12"/>
      <text:p text:style-name="P14">Education</text:p>
      <text:p text:style-name="P39">University of the Pacific, Stockton, CA <text:tab/> <text:s text:c="8"/>Dec 2019</text:p>
      <text:p text:style-name="P40">Bachelor of Science, Engineering Physics </text:p>
      <text:p text:style-name="P11"/>
      <text:p text:style-name="P43">RELEVANT CLASSES</text:p>
      <text:p text:style-name="P17">Electrostatics; Electrodynamics; Thermal Physics; Modern Physics; Digital Signal Processing; Solid State Devices; Material Science; Electronic components; Dynamics of motion; Basic Chemistry; Digital Design theory; Circuit theory; Fluid Mechanics; Quantum Mechanics; Computational Physics; Statistics</text:p>
      <text:p text:style-name="P32">Skills</text:p>
      <text:p text:style-name="P17">Strong communication skills; Cooperative team player; Public Speaking</text:p>
      <text:p text:style-name="P17">TOOLS: Drill press; Power drill; Screw gun; Table Saw; Hand tools Soldering gun; Heat gun; Multimeter; </text:p>
      <text:p text:style-name="P17">LANGUAGES: C++; C#; MATLAB; Pspice; Python; French; LabVIEW;VHDL; Sheet Music; Fusion 360; AutoCAD;<text:span text:style-name="T5">HTML5;CSS;Node.js;JavaScript</text:span></text:p>
      <text:p text:style-name="P17"/>
      <text:p text:style-name="P14">Experience</text:p>
      <text:p text:style-name="P8"><text:span text:style-name="T4"><text:tab/>◊ </text:span><text:span text:style-name="T2">HAAS Automation: Software QA Engineer<text:tab/><text:tab/><text:tab/><text:tab/><text:tab/><text:tab/>Nov ‘20- Ongoing</text:span></text:p>
      <text:list xml:id="list1518814088" text:style-name="WWNum8">
        <text:list-item>
          <text:p text:style-name="P24">Learned complex quickly with understanding to the whole software</text:p>
        </text:list-item>
        <text:list-item>
          <text:p text:style-name="P24">Reviewed software requirements before publishing</text:p>
        </text:list-item>
        <text:list-item>
          <text:p text:style-name="P24">Created utilities in C# to allow for better testing and G-code execution</text:p>
        </text:list-item>
        <text:list-item>
          <text:p text:style-name="P24">Scripted automated tests for an agile software release structure</text:p>
        </text:list-item>
        <text:list-item>
          <text:p text:style-name="P24">Manage Multiple Conflicting Deadlines</text:p>
        </text:list-item>
        <text:list-item>
          <text:p text:style-name="P24">Investigated user complaints, and tested new features with plan</text:p>
        </text:list-item>
        <text:list-item>
          <text:p text:style-name="P24">Coordinated cross department for design of new control system and parameter derivation</text:p>
        </text:list-item>
        <text:list-item>
          <text:p text:style-name="P26">Lead field issue investigation, and Solution project management. </text:p>
        </text:list-item>
      </text:list>
      <text:p text:style-name="P14"/>
      <text:p text:style-name="P8"><text:span text:style-name="T4"><text:tab/>◊ </text:span><text:span text:style-name="T2">Frito Lay: Supply Chain Leader<text:tab/><text:tab/><text:tab/><text:tab/><text:tab/><text:tab/> <text:s text:c="10"/>Apr ‘20- Nov ’20</text:span></text:p>
      <text:list xml:id="list182625603979770" text:continue-numbering="true" text:style-name="WWNum8">
        <text:list-item>
          <text:p text:style-name="P24">Lead 30person team of direct reports and supervisory role to others for up to 12hr shift</text:p>
        </text:list-item>
        <text:list-item>
          <text:p text:style-name="P24">Created and implemented new role with 72% Decrease in CMS film waste and 196% decrease in Downtime of packaging machinery</text:p>
        </text:list-item>
        <text:list-item>
          <text:p text:style-name="P24">Managed Entire site unsupervised at a managerial capacity for over 800 employees in total</text:p>
        </text:list-item>
        <text:list-item>
          <text:p text:style-name="P24">Coordinate across multiple teams and departments in high pace environments to resolve conflict, downtime, and timetables</text:p>
        </text:list-item>
        <text:list-item>
          <text:p text:style-name="P24">Manage Multiple Deadlines</text:p>
        </text:list-item>
        <text:list-item>
          <text:p text:style-name="P24">Performed exit interviews, disciplinary meetings, and negotiated raises. </text:p>
        </text:list-item>
      </text:list>
      <text:p text:style-name="P19"/>
      <text:p text:style-name="P20"><text:span text:style-name="T4">◊ </text:span><text:span text:style-name="T2">Frito-Lay: Maintenance Intern <text:tab/>Summer 2019</text:span></text:p>
      <text:list xml:id="list2944152085" text:style-name="WWNum7">
        <text:list-item>
          <text:p text:style-name="P25">Created a comprehensive map of the compressed air system </text:p>
        </text:list-item>
        <text:list-item>
          <text:p text:style-name="P25"><text:s/>Designed a valve system to allow for isolation of various machines</text:p>
        </text:list-item>
        <text:list-item>
          <text:p text:style-name="P25">Coordinated efforts in a team environment</text:p>
        </text:list-item>
        <text:list-item>
          <text:p text:style-name="P25">Developed an event for 1800 people across an entire facility and departments</text:p>
        </text:list-item>
      </text:list>
      <text:p text:style-name="P22"/>
      <text:p text:style-name="P45">◊ Commuter Community Association: Vice President <text:tab/>2017-2019</text:p>
      <text:list xml:id="list503920961" text:style-name="WWNum10">
        <text:list-item>
          <text:p text:style-name="P27">Excellent public speaking in outreach and meeting environments</text:p>
        </text:list-item>
        <text:list-item>
          <text:p text:style-name="P27">Meeting leadership and task delegation</text:p>
        </text:list-item>
        <text:list-item>
          <text:p text:style-name="P27">Coordinate between students and Staff</text:p>
        </text:list-item>
      </text:list>
      <text:p text:style-name="P13"/>
      <text:p text:style-name="P45">◊ Quality Sound: Integration intern<text:tab/>Summer 2018</text:p>
      <text:list xml:id="list1613054376" text:style-name="WWNum9">
        <text:list-item>
          <text:p text:style-name="P28">Developed AutoCAD skills and drafting</text:p>
        </text:list-item>
        <text:list-item>
          <text:p text:style-name="P28">Assembled and designed equipment housing</text:p>
        </text:list-item>
        <text:list-item>
          <text:p text:style-name="P28">Programmed and tested fire alarm control panels for Silent Knight and EST3</text:p>
        </text:list-item>
        <text:list-item>
          <text:p text:style-name="P28"><text:soft-page-break/>Optimized equipment for field installation and implementation</text:p>
        </text:list-item>
        <text:list-item>
          <text:p text:style-name="P28">Performed speaker system tuning and biasing </text:p>
        </text:list-item>
      </text:list>
      <text:p text:style-name="P18"/>
      <text:p text:style-name="P44">◊ Event Entertainment: Guitar</text:p>
      <text:p text:style-name="P31"><text:tab/>Organization of Native Daughter of the Golden West<text:tab/>Summer 2017</text:p>
      <text:p text:style-name="P23">Provided ambient music for entire event duration; Acoustic style with finger style and chords; Accommodated own equipment</text:p>
      <text:p text:style-name="P23"/>
      <text:p text:style-name="P50">◊ Miracle Mile Books<text:tab/>Spring 2016</text:p>
      <text:p text:style-name="P48">Accompanied lead Guitarist in an electric setting; Demonstrated ability to improvise and thrive on little preparation between sets</text:p>
      <text:p text:style-name="P18"/>
      <text:p text:style-name="P41">◊ Stirm Construction: Apprentice <text:tab/>summer 2014</text:p>
      <text:p text:style-name="P49">Utilizing a table saw cut 2x6, 2x4, and 4x4; Utilized Hand tools, Screw gun, Power Drill, Slide Rule; Design and Calculation of Grate; Experience in gradients; </text:p>
      <text:p text:style-name="P17"/>
      <text:p text:style-name="P14">Projects</text:p>
      <text:p text:style-name="P38">◊ Physics Thesis: Tunneling in Diodes <text:s text:c="67"/><text:tab/> <text:s text:c="8"/>March-Ongoing</text:p>
      <text:p text:style-name="P23">Examining the process of reverse bias on Tunneling Diodes; Constructing a lab activity to derive the physical distance of the potential barrier; Providing background sufficient to describe the electrons not tunneling; Calculating the total number of electrons tunneling from measuring current</text:p>
      <text:p text:style-name="P11"/>
      <text:p text:style-name="P42">◊ Audio Loop Pedal <text:tab/>February-Ongoing</text:p>
      <text:p text:style-name="P23">Investigating current industry standards of pedals; Comprehensive parts list and cost analysis; Hybrid design of bottom up and top down; Developing gain structure architecture; Implement basic code of operation</text:p>
      <text:p text:style-name="P11"/>
      <text:p text:style-name="P46">◊ Fuzz Pedal <text:tab/>Spring 2019</text:p>
      <text:p text:style-name="P23">Designed and simulated an operational Fuzz Pedal; Worked in a team to implement design by creating circuit schematics and enclosure compliant in industry; Simulated frequency response, gain structure, and output. Cooperated in completing a comprehensive parts list and total cost; CNC cutting and design </text:p>
      <text:p text:style-name="P11"/>
      <text:p text:style-name="P46">◊ 3D Printer Plastic Compression Rating<text:tab/> Fall 2017</text:p>
      <text:p text:style-name="P23">Analyzed polymer structures related to plastics and performance; Operated compression testing equipment; Engaged in team meetings and testing; Improved better understanding of physical processes to team</text:p>
      <text:p text:style-name="P11"/>
      <text:p text:style-name="P51">◊ AC-DC Converter Design and analysis<text:tab/> Fall 2017</text:p>
      <text:p text:style-name="P23">Designed converter of 5V and 1mA by bottom-up design; Implemented 10% smoothing ripple; Examined power and cost; Demonstrated full comprehension of physical operation.</text:p>
      <text:p text:style-name="P11"/>
      <text:p text:style-name="P46">◊ Highway Drive Cycle Fuel Economy Analysis <text:tab/>Summer 2017</text:p>
      <text:p text:style-name="P23">Created a program to derive the fuel economy, recoverable braking, energy spent; Researched areas to optimize in performance of vehicles.</text:p>
      <text:p text:style-name="P11"/>
      <text:p text:style-name="P52">◊ Electrical Guitar Electronics Restructuring <text:tab/>Summer 2017</text:p>
      <text:p text:style-name="P53">Replace electronics with new hardware for added audio quality; Self-sufficient research of hardware and cost analysis; Modified hardware for better resolution and performance.</text:p>
      <text:p text:style-name="P1"/>
      <text:p text:style-name="P11"/>
      <text:p text:style-name="P2"/>
      <text:p text:style-name="P16"/>
      <text:p text:style-name="P34">References-Professional</text:p>
      <text:p text:style-name="P15"/>
      <text:p text:style-name="P3"/>
      <text:p text:style-name="P3">Devin Ramstead</text:p>
      <text:p text:style-name="P56">Commuter Community Association<text:tab/></text:p>
      <text:p text:style-name="P56">President of the Commuter Community Association </text:p>
      <text:p text:style-name="P56">3601 pacific ave</text:p>
      <text:p text:style-name="P56">Stockton, CA 95211<text:tab/></text:p>
      <text:p text:style-name="P35">209.898.6409</text:p>
      <text:p text:style-name="P3"/>
      <text:p text:style-name="P3"/>
      <text:p text:style-name="P3">Iain Murphy</text:p>
      <text:p text:style-name="P56">Pacific Alumni</text:p>
      <text:p text:style-name="P56">Graduate student at University of the Pacific</text:p>
      <text:p text:style-name="P5">852 W Mendocino Ave</text:p>
      <text:p text:style-name="P6">Stockton, CA 95204</text:p>
      <text:p text:style-name="P6">209.613.0363</text:p>
      <text:p text:style-name="P21"/>
      <text:p text:style-name="P3"/>
      <text:p text:style-name="P3">Joan Stafko</text:p>
      <text:p text:style-name="P7">Native Daughters of the Golden West</text:p>
      <text:p text:style-name="P7">Secretary of Native Daughters of the Golden West</text:p>
      <text:p text:style-name="P7">1707 loggia way</text:p>
      <text:p text:style-name="P7">Stockton, CA 95207</text:p>
      <text:p text:style-name="P7">209.479.6216<text:tab/></text:p>
      <text:p text:style-name="P7"/>
      <text:p text:style-name="P5"/>
      <text:p text:style-name="P60">References-Personal</text:p>
      <text:p text:style-name="P4"/>
      <text:p text:style-name="P4"/>
      <text:p text:style-name="P4">Jeddidiah Mack</text:p>
      <text:p text:style-name="P6">Current Pacific Student</text:p>
      <text:p text:style-name="P6">3601 Pacific Ave</text:p>
      <text:p text:style-name="P6">Stockton CA, 95211</text:p>
      <text:p text:style-name="P6">1.209.735.9342</text:p>
      <text:p text:style-name="P4"/>
      <text:p text:style-name="P4"/>
      <text:p text:style-name="P4">Jonas Sung</text:p>
      <text:p text:style-name="P6">Current Pacific Student</text:p>
      <text:p text:style-name="P6">3601 Pacific ave</text:p>
      <text:p text:style-name="P6">Stockton CA, 95211</text:p>
      <text:p text:style-name="P6">510.585.8727</text:p>
      <text:p text:style-name="P4"/>
      <text:p text:style-name="P4"/>
      <text:p text:style-name="P4">Max Martin</text:p>
      <text:p text:style-name="P6">Current Pacific Student</text:p>
      <text:p text:style-name="P6">141 South Avina Ave</text:p>
      <text:p text:style-name="P6">Lodi, CA 95240</text:p>
      <text:p text:style-name="P6">1.209.210.7018</text:p>
      <text:p text:style-name="P6"/>
      <text:p text:style-name="P6"/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15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ech miller</meta:initial-creator>
    <meta:editing-cycles>20</meta:editing-cycles>
    <meta:creation-date>2020-05-14T01:51:00</meta:creation-date>
    <dc:date>2022-05-23T18:26:18.948075091</dc:date>
    <meta:editing-duration>PT17H49M49S</meta:editing-duration>
    <meta:generator>LibreOffice/6.4.7.2$Linux_X86_64 LibreOffice_project/40$Build-2</meta:generator>
    <meta:document-statistic meta:table-count="0" meta:image-count="0" meta:object-count="0" meta:page-count="4" meta:paragraph-count="102" meta:word-count="843" meta:character-count="5947" meta:non-whitespace-character-count="50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